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ID:37">
        <text:h text:style-name="Heading_20_2" text:outline-level="2">Arcs</text:h>
        <text:section text:style-name="Sect1" text:name="ScID:11">
          <text:h text:style-name="Heading_20_3" text:outline-level="3">A – A Storyline</text:h>
          <text:p text:style-name="Text_20_body">Clunk’s story.</text:p>
          <text:p text:style-name="Text_20_body"/>
        </text:section>
        <text:section text:style-name="Sect1" text:name="ScID:13">
          <text:h text:style-name="Heading_20_3" text:outline-level="3">B – B Storyline</text:h>
          <text:p text:style-name="Text_20_body">Hal’s story.</text:p>
          <text:p text:style-name="Text_20_body"/>
        </text:section>
        <text:section text:style-name="Sect1" text:name="ScID:14">
          <text:h text:style-name="Heading_20_3" text:outline-level="3">C – C Storyline</text:h>
          <text:p text:style-name="Text_20_body">Vurdi’s story</text:p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2-08-11T18:22:39Z</meta:creation-date>
    <dc:date>2022-08-11T18:26:07.01</dc:date>
    <meta:document-statistic meta:table-count="0" meta:image-count="0" meta:object-count="0" meta:page-count="1" meta:paragraph-count="10" meta:word-count="30" meta:character-count="148"/>
    <meta:editing-duration>PT2M52S</meta:editing-duration>
    <meta:editing-cycles>1</meta:editing-cycles>
  </office:meta>
</office:document-meta>
</file>